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currency" office:currency="USD" office:value="16245">
            <text:p>$16,245</text:p>
          </table:table-cell>
          <table:table-cell table:formula="of:=[.B3]/[.$B$11]" office:value-type="percentage" office:value="0.463838049281901">
            <text:p>46.38%</text:p>
          </table:table-cell>
        </table:table-row>
        <table:table-row table:style-name="ro1">
          <table:table-cell/>
          <table:table-cell office:value-type="currency" office:currency="USD" office:value="9171">
            <text:p>$9,171</text:p>
          </table:table-cell>
          <table:table-cell table:formula="of:=[.B4]/[.$B$11]" office:value-type="percentage" office:value="0.261856494303743">
            <text:p>26.19%</text:p>
          </table:table-cell>
        </table:table-row>
        <table:table-row table:style-name="ro1">
          <table:table-cell/>
          <table:table-cell office:value-type="currency" office:currency="USD" office:value="3646">
            <text:p>$3,646</text:p>
          </table:table-cell>
          <table:table-cell table:formula="of:=[.B5]/[.$B$11]" office:value-type="percentage" office:value="0.104103018016732">
            <text:p>10.41%</text:p>
          </table:table-cell>
        </table:table-row>
        <table:table-row table:style-name="ro1">
          <table:table-cell/>
          <table:table-cell office:value-type="currency" office:currency="USD" office:value="1060">
            <text:p>$1,060</text:p>
          </table:table-cell>
          <table:table-cell table:formula="of:=[.B6]/[.$B$11]" office:value-type="percentage" office:value="0.0302658253147931">
            <text:p>3.03%</text:p>
          </table:table-cell>
        </table:table-row>
        <table:table-row table:style-name="ro1">
          <table:table-cell/>
          <table:table-cell office:value-type="currency" office:currency="USD" office:value="1287">
            <text:p>$1,287</text:p>
          </table:table-cell>
          <table:table-cell table:formula="of:=[.B7]/[.$B$11]" office:value-type="percentage" office:value="0.0367472803586215">
            <text:p>3.67%</text:p>
          </table:table-cell>
        </table:table-row>
        <table:table-row table:style-name="ro1">
          <table:table-cell/>
          <table:table-cell office:value-type="currency" office:currency="USD" office:value="2060">
            <text:p>$2,060</text:p>
          </table:table-cell>
          <table:table-cell table:formula="of:=[.B8]/[.$B$11]" office:value-type="percentage" office:value="0.0588184907061074">
            <text:p>5.88%</text:p>
          </table:table-cell>
        </table:table-row>
        <table:table-row table:style-name="ro1">
          <table:table-cell/>
          <table:table-cell office:value-type="currency" office:currency="USD" office:value="891">
            <text:p>$891</text:p>
          </table:table-cell>
          <table:table-cell table:formula="of:=[.B9]/[.$B$11]" office:value-type="percentage" office:value="0.025440424863661">
            <text:p>2.54%</text:p>
          </table:table-cell>
        </table:table-row>
        <table:table-row table:style-name="ro1">
          <table:table-cell/>
          <table:table-cell office:value-type="currency" office:currency="USD" office:value="663">
            <text:p>$663</text:p>
          </table:table-cell>
          <table:table-cell table:formula="of:=[.B10]/[.$B$11]" office:value-type="percentage" office:value="0.0189304171544414">
            <text:p>1.89%</text:p>
          </table:table-cell>
        </table:table-row>
        <table:table-row table:style-name="ro1">
          <table:table-cell/>
          <table:table-cell table:formula="of:=SUM([.B3:.B10])" office:value-type="currency" office:currency="USD" office:value="35023">
            <text:p>$35,023</text:p>
          </table:table-cell>
          <table:table-cell table:formula="of:=[.B11]/[.$B$11]" office:value-type="percentage" office:value="1">
            <text:p>100.0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currency-style style:name="N11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22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Ibanez</meta:initial-creator>
    <meta:creation-date>2012-08-25T22:13:18</meta:creation-date>
    <dc:date>2012-08-25T22:18:41</dc:date>
    <dc:creator>Luis Ibanez</dc:creator>
    <meta:editing-duration>PT00H05M23S</meta:editing-duration>
    <meta:editing-cycles>1</meta:editing-cycles>
    <meta:document-statistic meta:table-count="3" meta:cell-count="18" meta:object-count="0"/>
    <meta:generator>OpenOffice.org/3.2$Unix OpenOffice.org_project/320m12$Build-9483</meta:generator>
  </office:meta>
</office:document-meta>
</file>